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7.8pt"/>
    </style:style>
    <style:style style:name="co2" style:family="table-column">
      <style:table-column-properties fo:break-before="auto" style:column-width="223.71pt"/>
    </style:style>
    <style:style style:name="co3" style:family="table-column">
      <style:table-column-properties fo:break-before="auto" style:column-width="74.75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1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rebuchet MS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rebuchet MS" fo:font-size="13pt" style:font-size-asian="13pt" style:font-size-complex="13pt"/>
    </style:style>
    <style:style style:name="ce12" style:family="table-cell" style:parent-style-name="Default">
      <style:text-properties style:font-name="Trebuchet MS"/>
    </style:style>
    <style:style style:name="ce4" style:family="table-cell" style:parent-style-name="Default">
      <style:table-cell-properties fo:background-color="#cccccc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Trebuchet MS" fo:font-size="9pt" style:font-size-asian="9pt" style:font-size-complex="9pt"/>
    </style:style>
    <style:style style:name="ce6" style:family="table-cell" style:parent-style-name="Default">
      <style:table-cell-properties fo:background-color="#cccccc"/>
      <style:text-properties style:font-name="Trebuchet MS" fo:font-size="9pt" style:font-size-asian="9pt" style:font-size-complex="9pt"/>
    </style:style>
    <style:style style:name="ce7" style:family="table-cell" style:parent-style-name="Default">
      <style:text-properties style:font-name="Trebuchet MS" fo:font-size="12pt" style:font-size-asian="12pt" style:font-size-complex="12pt"/>
    </style:style>
    <style:style style:name="ce8" style:family="table-cell" style:parent-style-name="Default">
      <style:table-cell-properties fo:background-color="#cccccc"/>
      <style:text-properties style:font-name="Trebuchet MS"/>
    </style:style>
    <style:style style:name="ce9" style:family="table-cell" style:parent-style-name="Default">
      <style:text-properties style:font-name="Trebuchet MS" fo:font-size="9pt" style:font-size-asian="9pt" style:font-size-complex="9pt"/>
    </style:style>
    <style:style style:name="ce10" style:family="table-cell" style:parent-style-name="Default">
      <style:table-cell-properties fo:background-color="#cccccc"/>
      <style:text-properties style:font-name="Trebuchet M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1019" table:default-cell-style-name="ce12"/>
        <table:table-row table:style-name="ro1">
          <table:table-cell table:style-name="ce1" office:value-type="string" calcext:value-type="string" table:number-columns-spanned="5" table:number-rows-spanned="1">
            <text:p>Search Evaluation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2" table:number-rows-spanned="1">
            <text:p>Quelle</text:p>
          </table:table-cell>
          <table:covered-table-cell/>
          <table:table-cell table:number-columns-repeated="1022"/>
        </table:table-row>
        <table:table-row table:style-name="ro3">
          <table:table-cell table:number-columns-repeated="2"/>
          <table:table-cell table:style-name="ce7" office:value-type="string" calcext:value-type="string">
            <text:p>Lead-Level I</text:p>
          </table:table-cell>
          <table:table-cell table:style-name="ce7" office:value-type="string" calcext:value-type="string">
            <text:p>Lead-Level II</text:p>
          </table:table-cell>
          <table:table-cell table:style-name="ce7" office:value-type="string" calcext:value-type="string">
            <text:p>Evaluation Leads</text:p>
          </table:table-cell>
          <table:table-cell table:style-name="ce7" office:value-type="string" calcext:value-type="string">
            <text:p>Entferne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Job-Newsletter</text:p>
          </table:table-cell>
          <table:table-cell table:style-name="ce4" office:value-type="string" calcext:value-type="string">
            <text:p>Suchbegriff</text:p>
          </table:table-cell>
          <table:table-cell table:style-name="ce8" table:number-columns-repeated="4"/>
          <table:table-cell table:number-columns-repeated="1018"/>
        </table:table-row>
        <table:table-row table:style-name="ro4">
          <table:table-cell office:value-type="string" calcext:value-type="string">
            <text:p>Stepstone</text:p>
          </table:table-cell>
          <table:table-cell table:style-name="ce5" office:value-type="string" calcext:value-type="string">
            <text:p>“Research in Deutschland”</text:p>
          </table:table-cell>
          <table:table-cell table:style-name="ce5" table:number-columns-repeated="2"/>
          <table:table-cell table:style-name="ce9" table:formula="of:=[.C5]+([.D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“Spezialist Talentmanagement”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9" table:formula="of:=[.C6]+([.D6]*2)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“Vekaufs- &amp; Führungskräftetrainer</text:p>
          </table:table-cell>
          <table:table-cell table:style-name="ce5" table:number-columns-repeated="2"/>
          <table:table-cell table:style-name="ce9" table:formula="of:=[.C7]+([.D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“Training Manager”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9" table:formula="of:=[.C8]+([.D8]*2)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"Entwicklung, Weiterbildung, Training" in "D-PLZ 70" </text:p>
          </table:table-cell>
          <table:table-cell table:style-name="ce5" table:number-columns-repeated="2"/>
          <table:table-cell table:style-name="ce9" table:formula="of:=[.C9]+([.D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ndeed</text:p>
          </table:table-cell>
          <table:table-cell table:style-name="ce5" office:value-type="string" calcext:value-type="string">
            <text:p>“Consultant Organisationsberatung”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9" table:formula="of:=[.C10]+([.D10]*2)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]+([.D1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uractiv</text:p>
          </table:table-cell>
          <table:table-cell table:style-name="ce5" table:number-columns-repeated="3"/>
          <table:table-cell table:style-name="ce9" table:formula="of:=[.C12]+([.D1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Jobs.CH</text:p>
          </table:table-cell>
          <table:table-cell table:style-name="ce5" office:value-type="string" calcext:value-type="string">
            <text:p>“Training”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9" table:formula="of:=[.C13]+([.D13]*2)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“Organisational Development”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9" table:formula="of:=[.C14]+([.D14]*2)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eutsche Startups</text:p>
          </table:table-cell>
          <table:table-cell table:style-name="ce5" table:number-columns-repeated="3"/>
          <table:table-cell table:style-name="ce9" table:formula="of:=[.C15]+([.D1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tartup Sucht</text:p>
          </table:table-cell>
          <table:table-cell table:style-name="ce5" table:number-columns-repeated="3"/>
          <table:table-cell table:style-name="ce9" table:formula="of:=[.C16]+([.D1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ründerszene</text:p>
          </table:table-cell>
          <table:table-cell table:style-name="ce5" table:number-columns-repeated="3"/>
          <table:table-cell table:style-name="ce9" table:formula="of:=[.C17]+([.D1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he Local</text:p>
          </table:table-cell>
          <table:table-cell table:style-name="ce5" office:value-type="string" calcext:value-type="string">
            <text:p>“Consultancy”</text:p>
          </table:table-cell>
          <table:table-cell table:style-name="ce5" table:number-columns-repeated="2"/>
          <table:table-cell table:style-name="ce9" table:formula="of:=[.C18]+([.D1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XING</text:p>
          </table:table-cell>
          <table:table-cell table:style-name="ce5" office:value-type="string" calcext:value-type="string">
            <text:p>“Organisationsberater”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9" table:formula="of:=[.C19]+([.D19]*2)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reenjobs</text:p>
          </table:table-cell>
          <table:table-cell table:style-name="ce5" table:number-columns-repeated="3"/>
          <table:table-cell table:style-name="ce9" table:formula="of:=[.C20]+([.D2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Jobverde</text:p>
          </table:table-cell>
          <table:table-cell table:style-name="ce5" table:number-columns-repeated="3"/>
          <table:table-cell table:style-name="ce9" table:formula="of:=[.C21]+([.D2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uman Ressources</text:p>
          </table:table-cell>
          <table:table-cell table:style-name="ce5" table:number-columns-repeated="3"/>
          <table:table-cell table:style-name="ce9"/>
          <table:table-cell table:number-columns-repeated="1019"/>
        </table:table-row>
        <table:table-row table:style-name="ro3">
          <table:table-cell table:style-name="ce4" office:value-type="string" calcext:value-type="string">
            <text:p>Jobbörsen</text:p>
          </table:table-cell>
          <table:table-cell table:style-name="ce6" table:number-columns-repeated="3"/>
          <table:table-cell table:style-name="ce10"/>
          <table:table-cell table:number-columns-repeated="1019"/>
        </table:table-row>
        <table:table-row table:style-name="ro4">
          <table:table-cell office:value-type="string" calcext:value-type="string">
            <text:p>Glassdoor</text:p>
          </table:table-cell>
          <table:table-cell table:style-name="ce5" office:value-type="string" calcext:value-type="string">
            <text:p>“Training”</text:p>
          </table:table-cell>
          <table:table-cell table:style-name="ce5" table:number-columns-repeated="2"/>
          <table:table-cell table:style-name="ce9" table:formula="of:=[.C24]+([.D2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“Organisational Development”</text:p>
          </table:table-cell>
          <table:table-cell table:style-name="ce5" table:number-columns-repeated="2"/>
          <table:table-cell table:style-name="ce9" table:formula="of:=[.C25]+([.D2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26]+([.D2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27]+([.D2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28]+([.D2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29]+([.D2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0]+([.D3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1]+([.D3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2]+([.D3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3]+([.D3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4]+([.D3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5]+([.D3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6]+([.D3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7]+([.D3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8]+([.D3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9]+([.D3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0]+([.D4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1]+([.D4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2]+([.D4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3]+([.D4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4]+([.D4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5]+([.D4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6]+([.D4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7]+([.D4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8]+([.D4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9]+([.D4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0]+([.D5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1]+([.D5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2]+([.D5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3]+([.D5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4]+([.D5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5]+([.D5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6]+([.D5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7]+([.D5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8]+([.D5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9]+([.D5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0]+([.D6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1]+([.D6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2]+([.D6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3]+([.D6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4]+([.D6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5]+([.D6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6]+([.D6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7]+([.D6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8]+([.D6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9]+([.D6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0]+([.D7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1]+([.D7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2]+([.D7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3]+([.D7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4]+([.D7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5]+([.D7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6]+([.D7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7]+([.D7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8]+([.D7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9]+([.D7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0]+([.D8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1]+([.D8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2]+([.D8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3]+([.D8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4]+([.D8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5]+([.D8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6]+([.D8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7]+([.D8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8]+([.D8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9]+([.D8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0]+([.D9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1]+([.D9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2]+([.D9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3]+([.D9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4]+([.D9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5]+([.D9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6]+([.D9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7]+([.D9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8]+([.D9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9]+([.D9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0]+([.D10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1]+([.D10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2]+([.D10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3]+([.D10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4]+([.D10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5]+([.D10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6]+([.D10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7]+([.D10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8]+([.D10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9]+([.D10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0]+([.D11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1]+([.D11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2]+([.D11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3]+([.D11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4]+([.D11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5]+([.D11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6]+([.D11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7]+([.D11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8]+([.D11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9]+([.D11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5" table:formula="of:=[.C120]+([.D12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5" table:formula="of:=[.C121]+([.D12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 table:number-rows-repeated="104845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E5:Sheet1.E119">
            <calcext:color-scale>
              <calcext:color-scale-entry calcext:value="0" calcext:type="minimum" calcext:color="#e0efd4"/>
              <calcext:color-scale-entry calcext:value="50" calcext:type="percentile" calcext:color="#add58a"/>
              <calcext:color-scale-entry calcext:value="0" calcext:type="maximum" calcext:color="#57983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22:06:36.541579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20:31:32.342033097</meta:creation-date>
    <dc:date>2020-03-11T20:00:47.095564335</dc:date>
    <meta:editing-duration>P3DT3H40M18S</meta:editing-duration>
    <meta:editing-cycles>10</meta:editing-cycles>
    <meta:generator>LibreOffice/6.0.7.3$Linux_X86_64 LibreOffice_project/00m0$Build-3</meta:generator>
    <meta:document-statistic meta:table-count="1" meta:cell-count="155" meta:object-count="0"/>
  </office:meta>
</office:document-meta>
</file>